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46.5pt" style:use-optimal-column-width="fals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354330708662pt" style:use-optimal-column-width="true"/>
    </style:style>
    <style:style style:name="ACOL-11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Voronya_River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61</text:p>
          </table:table-cell>
          <table:table-cell table:style-name="ACE-0" office:value-type="float" office:value="69.120000000000005">
            <text:p>69.12</text:p>
          </table:table-cell>
          <table:table-cell table:style-name="ACE-0" office:value-type="float" office:value="36.079999999999998">
            <text:p>36.0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oronya_River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X-20139</text:p>
          </table:table-cell>
          <table:table-cell table:style-name="ACE-0" office:value-type="float" office:value="69.060000000000002">
            <text:p>69.06</text:p>
          </table:table-cell>
          <table:table-cell table:style-name="ACE-0" office:value-type="float" office:value="36.060000000000002">
            <text:p>36.06</text:p>
          </table:table-cell>
          <table:table-cell table:style-name="ACE-0" office:value-type="float" office:value="10950">
            <text:p>10950</text:p>
          </table:table-cell>
          <table:table-cell table:style-name="ACE-0" office:value-type="float" office:value="156.19999999999999">
            <text:p>156.2</text:p>
          </table:table-cell>
          <table:table-cell table:style-name="ACE-0" office:value-type="string">
            <text:p>algae fragments immediately below contac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Gnumeric-default" office:value-type="string">
            <text:p>SnyderEtal199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oronya_River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A-15617</text:p>
          </table:table-cell>
          <table:table-cell table:style-name="ACE-0" office:value-type="float" office:value="69.069999999999993">
            <text:p>69.07</text:p>
          </table:table-cell>
          <table:table-cell table:style-name="ACE-0" office:value-type="float" office:value="36.030000000000001">
            <text:p>36.03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28.06">
            <text:p>128.06</text:p>
          </table:table-cell>
          <table:table-cell table:style-name="ACE-0" office:value-type="string">
            <text:p>leaf and steam fragment 2,5 cm above contac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Gnumeric-default" office:value-type="string">
            <text:p>SnyderEtal199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oronya_River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A-15618</text:p>
          </table:table-cell>
          <table:table-cell table:style-name="ACE-0" office:value-type="float" office:value="69.079999999999998">
            <text:p>69.08</text:p>
          </table:table-cell>
          <table:table-cell table:style-name="ACE-0" office:value-type="float" office:value="36.229999999999997">
            <text:p>36.23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16.62">
            <text:p>116.62</text:p>
          </table:table-cell>
          <table:table-cell table:style-name="ACE-0" office:value-type="string">
            <text:p>single leaf within transition zon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Gnumeric-default" office:value-type="string">
            <text:p>SnyderEtal199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oronya_River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A-15619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5.93">
            <text:p>35.93</text:p>
          </table:table-cell>
          <table:table-cell table:style-name="ACE-0" office:value-type="float" office:value="10205">
            <text:p>10205</text:p>
          </table:table-cell>
          <table:table-cell table:style-name="ACE-0" office:value-type="float" office:value="128.06">
            <text:p>128.06</text:p>
          </table:table-cell>
          <table:table-cell table:style-name="ACE-0" office:value-type="string">
            <text:p>laminated algal mat. 3 cm above contac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Gnumeric-default" office:value-type="string">
            <text:p>SnyderEtal199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5T08:14:4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